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2pt" style:font-size-asian="12pt" style:font-size-complex="12pt"/>
    </style:style>
    <style:style style:name="T1"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CSE 123B – Networking</text:p>
      <text:p text:style-name="P1">02/13/2007</text:p>
      <text:p text:style-name="P2">Porcupine Paper</text:p>
      <text:p text:style-name="P3"/>
      <text:p text:style-name="P3"><text:tab/><text:span text:style-name="T1">The most important points covered in this paper are functional homogeneity, soft state reconstruction, and the updating of information using a replication manager update log. Functional homogeneity means that any machine in the cluster can be perform and function. This simplifies the configuration of machines and allows for a more dynamic service since any machine can take over at any time. Soft state reconstruction means that all the data that is not kept on the disk can be completely recovered if it is all suddenly lost. Even though it might be a lot of work to recover, it doesn't matter that much because in theory loss of soft state data won't happen that often. The fact that it can all be recovered is key though, because most of today's network services try to run out of memory and prevent going to disk as much as possible to improve performance, so if you don't have a way to recreated the data, your network service will fail to deliver the right information and act accordingly.</text:span></text:p>
      <text:p text:style-name="P4"><text:tab/>The main idea for building large, scalable networks that I gather from this paper comes from their spinwheel diagram. This diagram shows that availability, manageability, and performance are all key requirements of being able to scale with ease. No one of these is more important than any other, yet <text:s/>it seems like most people focus on performance a lot when talking about a network service design and leave off the availability and maintainability issues.</text:p>
      <text:p text:style-name="P4"><text:tab/>There are two issues that I see with this paper. First off, when they talk about a “large” cluster, they always seem to talk in terms of 50 nodes or so, but in current times a large cluster may refer to thousands of nodes. Secondly, it seems like there would be a bottleneck when a node serves as a proxy because a lot of communication goes through it, rather than it forwarding the client to the other nodes that have th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02-13T00:16:34</meta:creation-date>
    <dc:date>2007-02-13T05:28:23</dc:date>
    <dc:language>en-US</dc:language>
    <meta:editing-cycles>14</meta:editing-cycles>
    <meta:editing-duration>PT5H11M51S</meta:editing-duration>
    <meta:user-defined meta:name="Info 1"/>
    <meta:user-defined meta:name="Info 2"/>
    <meta:user-defined meta:name="Info 3"/>
    <meta:user-defined meta:name="Info 4"/>
    <meta:document-statistic meta:table-count="0" meta:image-count="0" meta:object-count="0" meta:page-count="1" meta:paragraph-count="7" meta:word-count="339" meta:character-count="1948"/>
  </office:meta>
</office:document-meta>
</file>